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12-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zynnik A</text:p>
          </table:table-cell>
          <table:table-cell office:value-type="string" calcext:value-type="string">
            <text:p>Czynnik B</text:p>
          </table:table-cell>
          <table:table-cell office:value-type="string" calcext:value-type="string">
            <text:p>Odpowiedź</text:p>
          </table:table-cell>
          <table:table-cell table:number-columns-repeated="2"/>
          <table:table-cell office:value-type="string" calcext:value-type="string">
            <text:p>H0</text:p>
          </table:table-cell>
          <table:table-cell office:value-type="string" calcext:value-type="string">
            <text:p>Nie ma związku między cukrem a wagą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rmalny cukier</text:p>
          </table:table-cell>
          <table:table-cell/>
          <table:table-cell office:value-type="string" calcext:value-type="string">
            <text:p>Podw. Cukier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4]-[.G$16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I4]-[.I$16])^2" office:value-type="float" office:value="0.25" calcext:value-type="float">
            <text:p>0,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5]-[.G$16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I5]-[.I$16])^2" office:value-type="float" office:value="0.25" calcext:value-type="float">
            <text:p>0,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6]-[.G$16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I6]-[.I$16])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7]-[.G$16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I7]-[.I$16])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8]-[.G$16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I8]-[.I$16])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G9]-[.G$16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I9]-[.I$16])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G10]-[.G$16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I10]-[.I$16])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G11]-[.G$16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I11]-[.I$16])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G12]-[.G$16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I12]-[.I$16])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G13]-[.G$16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I13]-[.I$16])^2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formula="of:=SUM([.G4:.G13])" office:value-type="float" office:value="5" calcext:value-type="float">
            <text:p>5</text:p>
          </table:table-cell>
          <table:table-cell table:formula="of:=SUM([.H4:.H13])" office:value-type="float" office:value="2.5" calcext:value-type="float">
            <text:p>2,5</text:p>
          </table:table-cell>
          <table:table-cell table:formula="of:=SUM([.I4:.I13])" office:value-type="float" office:value="5" calcext:value-type="float">
            <text:p>5</text:p>
          </table:table-cell>
          <table:table-cell table:formula="of:=SUM([.J4:.J13]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formula="of:=AVERAGE([.G4:.G13])" office:value-type="float" office:value="0.5" calcext:value-type="float">
            <text:p>0,5</text:p>
          </table:table-cell>
          <table:table-cell/>
          <table:table-cell table:formula="of:=AVERAGE([.I4:.I13]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SK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SKW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SK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table:formula="of:=([.G21]/1)/([.G20]/18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0 prawdziwa</text:p>
          </table:table-cell>
          <table:table-cell table:number-columns-repeated="3"/>
        </table:table-row>
      </table:table>
      <table:table table:name="Arkusz2" table:style-name="ta1"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Cukier</text:p>
          </table:table-cell>
          <table:table-cell office:value-type="string" calcext:value-type="string">
            <text:p>Waga</text:p>
          </table:table-cell>
          <table:table-cell office:value-type="string" calcext:value-type="string">
            <text:p>Ciśnieni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Nie ma związku między cukrem a ciśnieniem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N. cukier</text:p>
          </table:table-cell>
          <table:table-cell office:value-type="string" calcext:value-type="string">
            <text:p>(x-avg)^2</text:p>
          </table:table-cell>
          <table:table-cell office:value-type="string" calcext:value-type="string">
            <text:p>P. cukier</text:p>
          </table:table-cell>
          <table:table-cell office:value-type="string" calcext:value-type="string">
            <text:p>(x-avg)^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6]-[.G$18])^2" office:value-type="float" office:value="146.41" calcext:value-type="float">
            <text:p>146,41</text:p>
          </table:table-cell>
          <table:table-cell office:value-type="float" office:value="85" calcext:value-type="float">
            <text:p>85</text:p>
          </table:table-cell>
          <table:table-cell table:formula="of:=([.I6]-[.I$18])^2" office:value-type="float" office:value="92.1599999999999" calcext:value-type="float">
            <text:p>92,15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([.G7]-[.G$18])^2" office:value-type="float" office:value="4.40999999999998" calcext:value-type="float">
            <text:p>4,40999999999998</text:p>
          </table:table-cell>
          <table:table-cell office:value-type="float" office:value="90" calcext:value-type="float">
            <text:p>90</text:p>
          </table:table-cell>
          <table:table-cell table:formula="of:=([.I7]-[.I$18])^2" office:value-type="float" office:value="21.1599999999999" calcext:value-type="float">
            <text:p>21,15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([.G8]-[.G$18])^2" office:value-type="float" office:value="0.81000000000001" calcext:value-type="float">
            <text:p>0,81000000000001</text:p>
          </table:table-cell>
          <table:table-cell office:value-type="float" office:value="95" calcext:value-type="float">
            <text:p>95</text:p>
          </table:table-cell>
          <table:table-cell table:formula="of:=([.I8]-[.I$18])^2" office:value-type="float" office:value="0.160000000000005" calcext:value-type="float">
            <text:p>0,160000000000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([.G9]-[.G$18])^2" office:value-type="float" office:value="8.41000000000003" calcext:value-type="float">
            <text:p>8,41000000000003</text:p>
          </table:table-cell>
          <table:table-cell office:value-type="float" office:value="90" calcext:value-type="float">
            <text:p>90</text:p>
          </table:table-cell>
          <table:table-cell table:formula="of:=([.I9]-[.I$18])^2" office:value-type="float" office:value="21.1599999999999" calcext:value-type="float">
            <text:p>21,15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([.G10]-[.G$18])^2" office:value-type="float" office:value="292.41" calcext:value-type="float">
            <text:p>292,41</text:p>
          </table:table-cell>
          <table:table-cell office:value-type="float" office:value="86" calcext:value-type="float">
            <text:p>86</text:p>
          </table:table-cell>
          <table:table-cell table:formula="of:=([.I10]-[.I$18])^2" office:value-type="float" office:value="73.9599999999999" calcext:value-type="float">
            <text:p>73,959999999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([.G11]-[.G$18])^2" office:value-type="float" office:value="8.41000000000003" calcext:value-type="float">
            <text:p>8,41000000000003</text:p>
          </table:table-cell>
          <table:table-cell office:value-type="float" office:value="90" calcext:value-type="float">
            <text:p>90</text:p>
          </table:table-cell>
          <table:table-cell table:formula="of:=([.I11]-[.I$18])^2" office:value-type="float" office:value="21.1599999999999" calcext:value-type="float">
            <text:p>21,1599999999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([.G12]-[.G$18])^2" office:value-type="float" office:value="4.40999999999998" calcext:value-type="float">
            <text:p>4,40999999999998</text:p>
          </table:table-cell>
          <table:table-cell office:value-type="float" office:value="95" calcext:value-type="float">
            <text:p>95</text:p>
          </table:table-cell>
          <table:table-cell table:formula="of:=([.I12]-[.I$18])^2" office:value-type="float" office:value="0.160000000000005" calcext:value-type="float">
            <text:p>0,160000000000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([.G13]-[.G$18])^2" office:value-type="float" office:value="62.4100000000001" calcext:value-type="float">
            <text:p>62,4100000000001</text:p>
          </table:table-cell>
          <table:table-cell office:value-type="float" office:value="100" calcext:value-type="float">
            <text:p>100</text:p>
          </table:table-cell>
          <table:table-cell table:formula="of:=([.I13]-[.I$18])^2" office:value-type="float" office:value="29.1600000000001" calcext:value-type="float">
            <text:p>29,16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([.G14]-[.G$18])^2" office:value-type="float" office:value="166.41" calcext:value-type="float">
            <text:p>166,41</text:p>
          </table:table-cell>
          <table:table-cell office:value-type="float" office:value="105" calcext:value-type="float">
            <text:p>105</text:p>
          </table:table-cell>
          <table:table-cell table:formula="of:=([.I14]-[.I$18])^2" office:value-type="float" office:value="108.16" calcext:value-type="float">
            <text:p>108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([.G15]-[.G$18])^2" office:value-type="float" office:value="34.8100000000001" calcext:value-type="float">
            <text:p>34,8100000000001</text:p>
          </table:table-cell>
          <table:table-cell office:value-type="float" office:value="110" calcext:value-type="float">
            <text:p>110</text:p>
          </table:table-cell>
          <table:table-cell table:formula="of:=([.I15]-[.I$18])^2" office:value-type="float" office:value="237.16" calcext:value-type="float">
            <text:p>237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formula="of:=SUM([.G6:.G15])" office:value-type="float" office:value="821" calcext:value-type="float">
            <text:p>821</text:p>
          </table:table-cell>
          <table:table-cell table:formula="of:=SUM([.H6:.H15])" office:value-type="float" office:value="728.9" calcext:value-type="float">
            <text:p>728,9</text:p>
          </table:table-cell>
          <table:table-cell table:formula="of:=SUM([.I6:.I15])" office:value-type="float" office:value="946" calcext:value-type="float">
            <text:p>946</text:p>
          </table:table-cell>
          <table:table-cell table:formula="of:=SUM([.J6:.J15])" office:value-type="float" office:value="604.4" calcext:value-type="float">
            <text:p>604,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formula="of:=AVERAGE([.G6:.G15])" office:value-type="float" office:value="82.1" calcext:value-type="float">
            <text:p>82,1</text:p>
          </table:table-cell>
          <table:table-cell/>
          <table:table-cell table:formula="of:=AVERAGE([.I6:.I15])" office:value-type="float" office:value="94.6" calcext:value-type="float">
            <text:p>94,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SK</text:p>
          </table:table-cell>
          <table:table-cell table:formula="of:=[.D48]" office:value-type="float" office:value="2114.55" calcext:value-type="float">
            <text:p>2114,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KW</text:p>
          </table:table-cell>
          <table:table-cell table:formula="of:=[.H17]+[.J17]" office:value-type="float" office:value="1333.3" calcext:value-type="float">
            <text:p>1333,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KP</text:p>
          </table:table-cell>
          <table:table-cell table:formula="of:=[.G21]-[.G22]" office:value-type="float" office:value="781.25" calcext:value-type="float">
            <text:p>781,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(x-avg)^2</text:p>
          </table:table-cell>
          <table:table-cell/>
          <table:table-cell office:value-type="string" calcext:value-type="string">
            <text:p>F</text:p>
          </table:table-cell>
          <table:table-cell table:formula="of:=([.G23]/1)/([.G22]/18)" office:value-type="float" office:value="10.547138678467" calcext:value-type="float">
            <text:p>10,5471386784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([.C26]-[.$C$49])^2" office:value-type="float" office:value="336.7225" calcext:value-type="float">
            <text:p>336,7225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.C27]-[.$C$49])^2" office:value-type="float" office:value="69.7224999999999" calcext:value-type="float">
            <text:p>69,7224999999999</text:p>
          </table:table-cell>
          <table:table-cell table:number-columns-repeated="2"/>
          <table:table-cell office:value-type="string" calcext:value-type="string">
            <text:p>H0 fałszyw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([.C28]-[.$C$49])^2" office:value-type="float" office:value="28.6224999999999" calcext:value-type="float">
            <text:p>28,62249999999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.C29]-[.$C$49])^2" office:value-type="float" office:value="11.2225" calcext:value-type="float">
            <text:p>11,22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([.C30]-[.$C$49])^2" office:value-type="float" office:value="545.2225" calcext:value-type="float">
            <text:p>545,22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.C31]-[.$C$49])^2" office:value-type="float" office:value="11.2225" calcext:value-type="float">
            <text:p>11,22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.C32]-[.$C$49])^2" office:value-type="float" office:value="69.7224999999999" calcext:value-type="float">
            <text:p>69,72249999999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33]-[.$C$49])^2" office:value-type="float" office:value="2.72250000000002" calcext:value-type="float">
            <text:p>2,72250000000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.C34]-[.$C$49])^2" office:value-type="float" office:value="44.2225000000001" calcext:value-type="float">
            <text:p>44,22250000000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([.C35]-[.$C$49])^2" office:value-type="float" office:value="0.122499999999996" calcext:value-type="float">
            <text:p>0,1224999999999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.C36]-[.$C$49])^2" office:value-type="float" office:value="11.2225" calcext:value-type="float">
            <text:p>11,22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37]-[.$C$49])^2" office:value-type="float" office:value="2.72250000000002" calcext:value-type="float">
            <text:p>2,72250000000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.C38]-[.$C$49])^2" office:value-type="float" office:value="44.2225000000001" calcext:value-type="float">
            <text:p>44,22250000000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39]-[.$C$49])^2" office:value-type="float" office:value="2.72250000000002" calcext:value-type="float">
            <text:p>2,72250000000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([.C40]-[.$C$49])^2" office:value-type="float" office:value="5.52249999999997" calcext:value-type="float">
            <text:p>5,522499999999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41]-[.$C$49])^2" office:value-type="float" office:value="2.72250000000002" calcext:value-type="float">
            <text:p>2,72250000000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.C42]-[.$C$49])^2" office:value-type="float" office:value="44.2225000000001" calcext:value-type="float">
            <text:p>44,22250000000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C43]-[.$C$49])^2" office:value-type="float" office:value="135.7225" calcext:value-type="float">
            <text:p>135,72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([.C44]-[.$C$49])^2" office:value-type="float" office:value="277.2225" calcext:value-type="float">
            <text:p>277,22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.C45]-[.$C$49])^2" office:value-type="float" office:value="468.7225" calcext:value-type="float">
            <text:p>468,722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26:.C45])" office:value-type="float" office:value="1767" calcext:value-type="float">
            <text:p>1767</text:p>
          </table:table-cell>
          <table:table-cell table:formula="of:=SUM([.D26:.D45])" office:value-type="float" office:value="2114.55" calcext:value-type="float">
            <text:p>2114,5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ŚREDNI</text:p>
          </table:table-cell>
          <table:table-cell table:formula="of:=AVERAGE([.C26:.C45])" office:value-type="float" office:value="88.35" calcext:value-type="float">
            <text:p>88,35</text:p>
          </table:table-cell>
          <table:table-cell table:number-columns-repeated="7"/>
        </table:table-row>
      </table:table>
      <table:table table:name="Arkusz3" table:style-name="ta1"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Czynnik A</text:p>
          </table:table-cell>
          <table:table-cell office:value-type="string" calcext:value-type="string">
            <text:p>Czynnik B</text:p>
          </table:table-cell>
          <table:table-cell office:value-type="string" calcext:value-type="string">
            <text:p>Odpowiedź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Nie ma związku między wagą a ciśnienie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Nie gruby</text:p>
          </table:table-cell>
          <table:table-cell office:value-type="string" calcext:value-type="string">
            <text:p>(x-avg)^2</text:p>
          </table:table-cell>
          <table:table-cell office:value-type="string" calcext:value-type="string">
            <text:p>Gruby</text:p>
          </table:table-cell>
          <table:table-cell office:value-type="string" calcext:value-type="string">
            <text:p>(x-avg)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F7]-[.F$19])^2" office:value-type="float" office:value="166.41" calcext:value-type="float">
            <text:p>166,41</text:p>
          </table:table-cell>
          <table:table-cell office:value-type="float" office:value="85" calcext:value-type="float">
            <text:p>85</text:p>
          </table:table-cell>
          <table:table-cell table:formula="of:=([.H7]-[.H$19])^2" office:value-type="float" office:value="77.44" calcext:value-type="float">
            <text:p>77,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([.F8]-[.F$19])^2" office:value-type="float" office:value="8.41000000000003" calcext:value-type="float">
            <text:p>8,41000000000003</text:p>
          </table:table-cell>
          <table:table-cell office:value-type="float" office:value="80" calcext:value-type="float">
            <text:p>80</text:p>
          </table:table-cell>
          <table:table-cell table:formula="of:=([.H8]-[.H$19])^2" office:value-type="float" office:value="190.44" calcext:value-type="float">
            <text:p>190,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([.F9]-[.F$19])^2" office:value-type="float" office:value="0.00999999999999886" calcext:value-type="float">
            <text:p>0,009999999999999</text:p>
          </table:table-cell>
          <table:table-cell office:value-type="float" office:value="90" calcext:value-type="float">
            <text:p>90</text:p>
          </table:table-cell>
          <table:table-cell table:formula="of:=([.H9]-[.H$19])^2" office:value-type="float" office:value="14.44" calcext:value-type="float">
            <text:p>14,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([.F10]-[.F$19])^2" office:value-type="float" office:value="4.40999999999998" calcext:value-type="float">
            <text:p>4,40999999999998</text:p>
          </table:table-cell>
          <table:table-cell office:value-type="float" office:value="95" calcext:value-type="float">
            <text:p>95</text:p>
          </table:table-cell>
          <table:table-cell table:formula="of:=([.H10]-[.H$19])^2" office:value-type="float" office:value="1.44000000000001" calcext:value-type="float">
            <text:p>1,44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([.F11]-[.F$19])^2" office:value-type="float" office:value="320.41" calcext:value-type="float">
            <text:p>320,41</text:p>
          </table:table-cell>
          <table:table-cell office:value-type="float" office:value="88" calcext:value-type="float">
            <text:p>88</text:p>
          </table:table-cell>
          <table:table-cell table:formula="of:=([.H11]-[.H$19])^2" office:value-type="float" office:value="33.64" calcext:value-type="float">
            <text:p>33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([.F12]-[.F$19])^2" office:value-type="float" office:value="4.40999999999998" calcext:value-type="float">
            <text:p>4,40999999999998</text:p>
          </table:table-cell>
          <table:table-cell office:value-type="float" office:value="90" calcext:value-type="float">
            <text:p>90</text:p>
          </table:table-cell>
          <table:table-cell table:formula="of:=([.H12]-[.H$19])^2" office:value-type="float" office:value="14.44" calcext:value-type="float">
            <text:p>14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([.F13]-[.F$19])^2" office:value-type="float" office:value="50.4099999999999" calcext:value-type="float">
            <text:p>50,4099999999999</text:p>
          </table:table-cell>
          <table:table-cell office:value-type="float" office:value="95" calcext:value-type="float">
            <text:p>95</text:p>
          </table:table-cell>
          <table:table-cell table:formula="of:=([.H13]-[.H$19])^2" office:value-type="float" office:value="1.44000000000001" calcext:value-type="float">
            <text:p>1,4400000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([.F14]-[.F$19])^2" office:value-type="float" office:value="146.41" calcext:value-type="float">
            <text:p>146,41</text:p>
          </table:table-cell>
          <table:table-cell office:value-type="float" office:value="100" calcext:value-type="float">
            <text:p>100</text:p>
          </table:table-cell>
          <table:table-cell table:formula="of:=([.H14]-[.H$19])^2" office:value-type="float" office:value="38.44" calcext:value-type="float">
            <text:p>38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([.F15]-[.F$19])^2" office:value-type="float" office:value="50.4099999999999" calcext:value-type="float">
            <text:p>50,4099999999999</text:p>
          </table:table-cell>
          <table:table-cell office:value-type="float" office:value="105" calcext:value-type="float">
            <text:p>105</text:p>
          </table:table-cell>
          <table:table-cell table:formula="of:=([.H15]-[.H$19])^2" office:value-type="float" office:value="125.44" calcext:value-type="float">
            <text:p>125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([.F16]-[.F$19])^2" office:value-type="float" office:value="9.60999999999996" calcext:value-type="float">
            <text:p>9,60999999999996</text:p>
          </table:table-cell>
          <table:table-cell office:value-type="float" office:value="110" calcext:value-type="float">
            <text:p>110</text:p>
          </table:table-cell>
          <table:table-cell table:formula="of:=([.H16]-[.H$19])^2" office:value-type="float" office:value="262.44" calcext:value-type="float">
            <text:p>262,4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UMA</text:p>
          </table:table-cell>
          <table:table-cell table:formula="of:=SUM([.F7:.F16])" office:value-type="float" office:value="829" calcext:value-type="float">
            <text:p>829</text:p>
          </table:table-cell>
          <table:table-cell table:formula="of:=SUM([.G7:.G16])" office:value-type="float" office:value="760.9" calcext:value-type="float">
            <text:p>760,9</text:p>
          </table:table-cell>
          <table:table-cell table:formula="of:=SUM([.H7:.H16])" office:value-type="float" office:value="938" calcext:value-type="float">
            <text:p>938</text:p>
          </table:table-cell>
          <table:table-cell table:formula="of:=SUM([.I7:.I16])" office:value-type="float" office:value="759.6" calcext:value-type="float">
            <text:p>759,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ŚREDNIA</text:p>
          </table:table-cell>
          <table:table-cell table:formula="of:=AVERAGE([.F7:.F16])" office:value-type="float" office:value="82.9" calcext:value-type="float">
            <text:p>82,9</text:p>
          </table:table-cell>
          <table:table-cell/>
          <table:table-cell table:formula="of:=AVERAGE([.H7:.H16])" office:value-type="float" office:value="93.8" calcext:value-type="float">
            <text:p>93,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SK</text:p>
          </table:table-cell>
          <table:table-cell table:formula="of:=[.D48]" office:value-type="float" office:value="2114.55" calcext:value-type="float">
            <text:p>2114,5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(x-avg)^2</text:p>
          </table:table-cell>
          <table:table-cell table:number-columns-repeated="2"/>
          <table:table-cell office:value-type="string" calcext:value-type="string">
            <text:p>SKW</text:p>
          </table:table-cell>
          <table:table-cell table:formula="of:=[.F18]+[.I18]" office:value-type="float" office:value="1588.6" calcext:value-type="float">
            <text:p>1588,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([.C26]-[.$C$49])^2" office:value-type="float" office:value="336.7225" calcext:value-type="float">
            <text:p>336,7225</text:p>
          </table:table-cell>
          <table:table-cell table:number-columns-repeated="2"/>
          <table:table-cell office:value-type="string" calcext:value-type="string">
            <text:p>SKP</text:p>
          </table:table-cell>
          <table:table-cell table:formula="of:=[.H24]-[.H25]" office:value-type="float" office:value="525.95" calcext:value-type="float">
            <text:p>525,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.C27]-[.$C$49])^2" office:value-type="float" office:value="69.7224999999999" calcext:value-type="float">
            <text:p>69,72249999999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([.C28]-[.$C$49])^2" office:value-type="float" office:value="28.6224999999999" calcext:value-type="float">
            <text:p>28,6224999999999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([.H26]/1)/([.H25]/18)" office:value-type="float" office:value="5.95939821226237" calcext:value-type="float">
            <text:p>5,959398212262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.C29]-[.$C$49])^2" office:value-type="float" office:value="11.2225" calcext:value-type="float">
            <text:p>11,2225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([.C30]-[.$C$49])^2" office:value-type="float" office:value="545.2225" calcext:value-type="float">
            <text:p>545,2225</text:p>
          </table:table-cell>
          <table:table-cell table:number-columns-repeated="3"/>
          <table:table-cell office:value-type="string" calcext:value-type="string">
            <text:p>H0 fałszywa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.C31]-[.$C$49])^2" office:value-type="float" office:value="11.2225" calcext:value-type="float">
            <text:p>11,2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32]-[.$C$49])^2" office:value-type="float" office:value="2.72250000000002" calcext:value-type="float">
            <text:p>2,72250000000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.C33]-[.$C$49])^2" office:value-type="float" office:value="44.2225000000001" calcext:value-type="float">
            <text:p>44,2225000000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34]-[.$C$49])^2" office:value-type="float" office:value="2.72250000000002" calcext:value-type="float">
            <text:p>2,72250000000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([.C35]-[.$C$49])^2" office:value-type="float" office:value="5.52249999999997" calcext:value-type="float">
            <text:p>5,522499999999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.C36]-[.$C$49])^2" office:value-type="float" office:value="11.2225" calcext:value-type="float">
            <text:p>11,2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.C37]-[.$C$49])^2" office:value-type="float" office:value="69.7224999999999" calcext:value-type="float">
            <text:p>69,72249999999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38]-[.$C$49])^2" office:value-type="float" office:value="2.72250000000002" calcext:value-type="float">
            <text:p>2,72250000000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.C39]-[.$C$49])^2" office:value-type="float" office:value="44.2225000000001" calcext:value-type="float">
            <text:p>44,2225000000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([.C40]-[.$C$49])^2" office:value-type="float" office:value="0.122499999999996" calcext:value-type="float">
            <text:p>0,1224999999999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.C41]-[.$C$49])^2" office:value-type="float" office:value="2.72250000000002" calcext:value-type="float">
            <text:p>2,72250000000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.C42]-[.$C$49])^2" office:value-type="float" office:value="44.2225000000001" calcext:value-type="float">
            <text:p>44,2225000000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C43]-[.$C$49])^2" office:value-type="float" office:value="135.7225" calcext:value-type="float">
            <text:p>135,7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([.C44]-[.$C$49])^2" office:value-type="float" office:value="277.2225" calcext:value-type="float">
            <text:p>277,2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.C45]-[.$C$49])^2" office:value-type="float" office:value="468.7225" calcext:value-type="float">
            <text:p>468,722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26:.C45])" office:value-type="float" office:value="1767" calcext:value-type="float">
            <text:p>1767</text:p>
          </table:table-cell>
          <table:table-cell table:formula="of:=SUM([.D26:.D45])" office:value-type="float" office:value="2114.55" calcext:value-type="float">
            <text:p>2114,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ŚREDNIA</text:p>
          </table:table-cell>
          <table:table-cell table:formula="of:=AVERAGE([.C26:.C45])" office:value-type="float" office:value="88.35" calcext:value-type="float">
            <text:p>88,3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2:02:43.315237011</dc:date>
    <meta:editing-duration>PT2M5S</meta:editing-duration>
    <meta:editing-cycles>1</meta:editing-cycles>
    <meta:document-statistic meta:table-count="3" meta:cell-count="473" meta:object-count="0"/>
    <meta:generator>LibreOffice/6.0.7.3$Linux_X86_64 LibreOffice_project/00m0$Build-3</meta:generator>
  </office:meta>
</office:document-meta>
</file>